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6ddb" officeooo:paragraph-rsid="00066ddb"/>
    </style:style>
    <style:style style:name="P2" style:family="paragraph" style:parent-style-name="Standard">
      <style:text-properties fo:language="en" fo:country="US" officeooo:rsid="000d3172" officeooo:paragraph-rsid="000d3172"/>
    </style:style>
    <style:style style:name="T1" style:family="text">
      <style:text-properties officeooo:rsid="0006ea3a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</text:span>fter <text:span text:style-name="T1">this paragraph,</text:span> a linked section with condition goes. The section should be hidden if Title is empty.</text:p>
      <text:section text:style-name="Sect1" text:name="Link" text:condition="ooow:![5-with-blanks.names.Title]" text:is-hidden="true" text:display="condition" text:protected="true">
        <text:section-source xlink:href="../source-for-link.odt" text:filter-name="writer8"/>
        <text:p text:style-name="P2">A linked data</text:p>
      </text:section>
      <text:p text:style-name="P1">Here is the record’s data:</text:p>
      <text:p text:style-name="P1">Title: <text:database-display text:table-name="names" text:table-type="table" text:column-name="Title" text:database-name="5-with-blanks"/><text:s/>First name: <text:database-display text:table-name="names" text:table-type="table" text:column-name="First Name" text:database-name="5-with-blanks">firstname1</text:database-display><text:s/>Last name: <text:database-display text:table-name="names" text:table-type="table" text:column-name="Last Name" text:database-name="5-with-blanks">lastname1</text:database-display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5.01m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7:16:32.479000000</meta:creation-date>
    <dc:date>2018-12-17T17:29:05.594000000</dc:date>
    <meta:editing-duration>PT10M12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3" meta:word-count="30" meta:character-count="180" meta:non-whitespace-character-count="152"/>
  </office:meta>
</office:document-meta>
</file>